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Heading_20_1" style:master-page-name="MP0">
      <style:paragraph-properties style:page-number="auto"/>
    </style:style>
    <style:style style:name="P3" style:family="paragraph" style:parent-style-name="Normal">
      <style:paragraph-properties fo:margin-left="0cm" fo:margin-right="0cm" fo:text-indent="0.635cm" style:auto-text-indent="false"/>
      <style:text-properties officeooo:paragraph-rsid="001963e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GALENI DE TYPIS LIBER. <text:bookmark-end text:name="bookmark0"/></text:h>
      <text:h text:style-name="Heading_20_2" text:outline-level="2">Cap. I. </text:h>
      <text:p text:style-name="P3">Quum multi lusius de typorum speculatione<text:line-break/>tractaverint, necessarium ipse putari contractioribus termi-<text:line-break/>nis ac circumscriptione haec percurrere ; ita rem numeratu<text:line-break/>ac <text:span text:style-name="Default_20_Paragraph_20_Font"><text:span text:style-name="T1">t</text:span></text:span>ritu recens arti incumbentibus facilem existimans, quae<text:line-break/>simplex et posit simpliciorem comprehensionem facilior est;<text:line-break/>ac veluti ex promptu cuilibet ebria. Hinc autem auspi-<text:line-break/>candum est.</text:p>
      <text:h text:style-name="Heading_20_2" text:outline-level="2">Cap<text:span text:style-name="Default_20_Paragraph_20_Font"><text:span text:style-name="T1">essi </text:span></text:span></text:h>
      <text:p text:style-name="P3">Typus ordo est intentionis et remissionis;<text:line-break/>periodus autem tempus est intentionis et remissionis in<text:line-break/>m<text:span text:style-name="Default_20_Paragraph_20_Font"><text:span text:style-name="T1">o</text:span></text:span>rbis. Pauci assectus typum n<text:span text:style-name="Default_20_Paragraph_20_Font"><text:span text:style-name="T1">o</text:span></text:span>n habent, ut atrophia,</text:p>
      <text:p text:style-name="P1">paralysis, elephantiasis et his consimiles. Plures vero uf-<text:line-break/><text:span text:style-name="Default_20_Paragraph_20_Font"><text:span text:style-name="T1">t</text:span></text:span>ectus typum habent quidem , sed rarius. Omnium maxi-<text:line-break/>me febres typos- habent, exceptis co<text:span text:style-name="Default_20_Paragraph_20_Font"><text:span text:style-name="T1">n</text:span></text:span>tinuis assiduis dictis,<text:line-break/>vel inordi<text:span text:style-name="Default_20_Paragraph_20_Font"><text:span text:style-name="T1">n</text:span></text:span>atis.</text:p>
      <text:h text:style-name="Heading_20_2" text:outline-level="2">Cap. HI. </text:h>
      <text:p text:style-name="P3">Typorum alii fiunt primi, alii fecundi;<text:line-break/>alii consiste<text:span text:style-name="Default_20_Paragraph_20_Font"><text:span text:style-name="T1">n</text:span></text:span>tes , alii mobiles ; ac rursus alii simplices , alii<text:line-break/>compositi. Primi igitur sunt, qui parvam habent invafio-<text:line-break/>nem, longam autem remissionem, quales tertianae et quer-<text:line-break/>tanae. Secundi autem, qui longam . habent invafion em,<text:line-break/>parvam autem remissionem, ut quotidianus et extensus semi-<text:line-break/>tertianus. Inter extensos autem hic siclus alteratus apud<text:line-break/>veteres nominatus est. Consistentes vero sunt, qui iisdem<text:line-break/>horis invadunt et remittunt; mobiles, qui semper aliis<text:line-break/>horis invadunt. Ex quibus, qui quidem praevertunt et<text:line-break/>horas citius promovent, praeoccupaturii appellantur; qui<text:line-break/>tardius morantur, posteriores. At simplices sunt, qui<text:line-break/>unam sariunt intentionem ; compositi , qui ex pluribus con-</text:p>
      <text:p text:style-name="P1">stant et inuasionibus et remissionibus. compositurum autem<text:line-break/>typorum alii ex genere similibus constituuntur, alii ex<text:line-break/>genere diversis. Ex similibus quidem genere , quum quo-<text:line-break/>tidianus typus , verbi gratia , simplex duplici quotidiano<text:line-break/>commiscetur; aut tertiani duplices, aut tres tertiani con-<text:line-break/>currunt; aut rursus duo et tres quartani Ex genere di-<text:line-break/>versis quum quotidianus, verbi causa, tertiano complicatur,<text:line-break/>aut tertianus quartano, aut alteri cuipiam ex iis, qui ejus-<text:line-break/>dem generis non fiant.</text:p>
      <text:h text:style-name="Heading_20_2" text:outline-level="2">Cap. IV. </text:h>
      <text:p text:style-name="P3">Quotidianus autem est, qui quotidie unam<text:line-break/>molitur accessionem , eandemque in longitudine modum fer-<text:line-break/>vantem, unam eandemque remissionem. Tertianus est,<text:line-break/>qui tertio quoque die unam eandemque accessionem lougitu-<text:line-break/>drne commoderatam, et unam eandemque remissionem efficit.<text:line-break/>Quartanas, qui quarto unam et eandem accessionem et re-<text:line-break/>missionem molitur. Eadem de qulutano et scptimano intel-<text:line-break/>ligautur; et siquis alius typorum ordo invenitur. Quoti-<text:line-break/>dianum vero comitatur habitus humiditas pituitofi vomitus,</text:p>
      <text:p text:style-name="P1">sitis non intensa , et totius corporis gravitas , somnus caro-<text:line-break/>des et cataphoricus , pulsus magnus, rarus et laxus, facies<text:line-break/>sub tumida, flaccida, mollicula, et quae multam materiae<text:line-break/>pravitatem testetur et conversionem; atque lienis hoc in<text:line-break/>typo durities subsequetur; et ipso inveterascente tremulae<text:line-break/>et lethargicae cataphorae, thoracis rheumatismi, hydropicae<text:line-break/>praeterfusiones subsequuntur. Generatur autem potissimum<text:line-break/>ob stomachum male affectum. Tertianum comitatur sitis in-<text:line-break/>teusa, aestus, acres et biliosi vomitus, inediae, Iactatio;<text:line-break/>plerumque sane rigores hunc praecedunt, interdum et per-<text:line-break/>frigeratio. Pulsus autem tertiana laborantibus parvus et<text:line-break/>frequens succedit. Quae noctes accessorios dies praecedunt,<text:line-break/>molestae fiunt; at ubi morbus prorogatur, non amplius<text:line-break/>fiunt molestae, sed etiam febrim sistunt; atque ita febrici-<text:line-break/>tantes aliquando ex tertiana in femitertianam transeunt.<text:line-break/>Hic typus. omnium facillime <text:span text:style-name="Default_20_Paragraph_20_Font"><text:span text:style-name="T1">s</text:span></text:span>olvitur, prae<text:span text:style-name="Default_20_Paragraph_20_Font"><text:span text:style-name="T1">s</text:span></text:span>ertim in aestate</text:p>
      <text:p text:style-name="P1">generatus ; id quod Hippocrates indicavit his verbis : <text:span text:style-name="Default_20_Paragraph_20_Font"><text:span text:style-name="T1">Ter-<text:line-break/>tiana exquisita septem circuitibu</text:span></text:span>s <text:span text:style-name="Default_20_Paragraph_20_Font"><text:span text:style-name="T1">ut longissime iudica-<text:line-break/>tur; r</text:span></text:span>aro autem diuturna fit, nili potissimum autumno jam<text:line-break/>desinente ac hyemem attingente constituta fuerit. Urinae<text:line-break/>sunt flavae ; sus .etiam adsunt vigiliae. omnia vero . quae<text:line-break/>tertianam c<text:span text:style-name="Default_20_Paragraph_20_Font"><text:span text:style-name="T1">o</text:span></text:span>mitantur, etiam haec hemitritaeo accidunt;<text:line-break/>etenim ejusdem generis communionem obtinent, ut quae<text:line-break/>.tertio .quoque die et remissionum et accessionum: repetitiones<text:line-break/>efficiunt. - At proprie seusitertiauis typis accidit invasionum<text:line-break/>-productio, et quod quas reduplicationes vocamus plerumque<text:line-break/>cum perfrigeratione et in statu nondum absoluto assideant.<text:line-break/>Est autem sumitertiana periculosa, ut quae non siolum fto-<text:line-break/>machum et nervosas partes attingat, et summatim menia,<text:line-break/>sed etiam lethargicus lu somnum delationes , atque cum de-<text:line-break/>striis vigilias invehat, inte<text:span text:style-name="Default_20_Paragraph_20_Font"><text:span text:style-name="T1">r</text:span></text:span>dum dissolutiones syncopen in-<text:line-break/>ducentes linguam .valide siccet,, animae defectum efficiat,<text:line-break/>vehementer ea quae in alto funi commovens ; in universum</text:p>
      <text:p text:style-name="P1">typus hic et ferus est et periculosissimus. Interdum primo<text:line-break/>die constituitur, quemadmodum et reliqui typi; aliquando<text:line-break/>a Iecundo et tertio die lucipit ; ita ut ab hujusmodi in<text:span text:style-name="Default_20_Paragraph_20_Font"><text:span text:style-name="T1">tuitu<text:line-break/></text:span></text:span>maxima deceptionis caula melicis oriatur. Generatur<text:line-break/>etiam ex tertiana producta, ac iirterdum quum solvitur, lu<text:line-break/>tertianam revertitur; nonnunquam ex invafionis longitudine<text:line-break/>lu duas tertianas et quotidianas dirimitur. Frequentius<text:line-break/>corripit naturam virilem, aetatem florenti proximam, tetn-<text:line-break/>pore potius autumnali, quando etiam valde periculosa acci-<text:line-break/>dit. Est autem non semper continua, fed etiam intermit-<text:line-break/>tens reperitur. Traditum est ab Hippocrate, no<text:span text:style-name="Default_20_Paragraph_20_Font"><text:span text:style-name="T1">n</text:span></text:span> modo<text:line-break/>acutis eam morbis amrumerandam esse , fed etiam diuturnis.<text:line-break/>Habet autem tres in magnitudine differentias. Alia enim<text:line-break/>exigua est semitertia<text:span text:style-name="Default_20_Paragraph_20_Font"><text:span text:style-name="T1">n</text:span></text:span>a, alia media, alia magna. Exigua<text:line-break/>igitur est, quae horarum vigiutiquatuor intervallo redit;<text:line-break/>media, quae tringintafex; magna vero, quae quadraginta-<text:line-break/>octo , quae et continuae febri propinqua est. Quidam vero</text:p>
      <text:p text:style-name="P1">semitertianam ita nominatam esse cense<text:span text:style-name="Default_20_Paragraph_20_Font"><text:span text:style-name="T1">n</text:span></text:span>t, ut semicirculum<text:line-break/>et femiglobum , minorem eam dimidio quam tertianum est..<text:line-break/>cultum asseverantes. Alii dictitant semitertianam appellari,<text:line-break/>ut et sesquialterum numerum , ut tertiana invafione , verbi<text:line-break/>gratia, ex duodecim horis conflata, semitertiana quidem<text:line-break/>duodecim tertianae horas comprehendat, dimidiumque illa t<text:line-break/>rum his adhuc addat, ut omnes numero fiant octodecim,<text:line-break/>ac dimidio major fit tribus circuitu repetentibus typis, quo-<text:line-break/>tidiano, tertiano et quartano, ut horarum fit ipfir viginti-<text:line-break/>quatuor. Agathinus semitertianam dietam esse pronuntiat<text:line-break/>a relatione ad tertianam, nam utrisque tertio quoque die<text:line-break/>fiunt accessiones. Utrum igitur horis aut intervallis semi-<text:line-break/>tertiana signatur? Agathino quidem neque horis neque in-<text:line-break/>tervallis , (ambo enim haec circumscriptam habent magnitu-<text:line-break/>durem] ut et semilortiana indefinitam habeat constitutionem<text:line-break/>in latitudine, et horis ut subsequentibus, Quartanum ty-<text:line-break/>pum comitantur rigores validi, pituitosi vomitus, lienis lu-</text:p>
      <text:p text:style-name="P1">flammatio et tumor; interdum et cibi fastidium, et. salivario<text:line-break/>comitatur; interdum ex contrariis, appetentia intensa,<text:line-break/>tussiculaque nonnunquam adest, et corporis habitus corium-<text:line-break/>pium, idcirco difficulter foIxitm, ac diutius omnibus typis<text:line-break/>perdurat, ut etiam ad biennium usque prorogetur. Ipsis<text:line-break/>vero quum hrvalefcit, implicatur, ut duas et tres quartanas<text:line-break/>efficiat , aut etiam ad continuitatem aliquam procedat. Rur-<text:line-break/>fus quum moderatior evadit, lu unam convertitur. At<text:line-break/>fiunt nonnunquam etiam periculosae <text:span text:style-name="Default_20_Paragraph_20_Font"><text:span text:style-name="T1">scbre</text:span></text:span>s ob implicita<text:line-break/>ipsis symptomata, ut phthisim postremo aut hydropicae prae-<text:line-break/>terfufi<text:span text:style-name="Default_20_Paragraph_20_Font"><text:span text:style-name="T1">o</text:span></text:span>nes efficiant. Frequentior autem quartana potissi-<text:line-break/>mum autumno, et solutu contumacllfima est; si per aestatem<text:line-break/>invadat, Tolutu facilior esu Ac magna ex partu aliis prae-<text:line-break/>gressis inordinate supervenit, raro et apsit ab luitio consti-<text:line-break/>tuitus. Pulsus tertiana laborantes non adeo exiguus magni-<text:line-break/>tudine comitatur, ac quartana occupatos ; neque usque adeo<text:line-break/>in tumorem attollitur, quantum quotidianae febri accidit.</text:p>
      <text:p text:style-name="P1">Nam pulsuum mediocritas lu hoc typo pro pulsuum ratione.<text:line-break/>invenitur; interdum etiam per initia iirvasionum rarior e<text:span text:style-name="Default_20_Paragraph_20_Font"><text:span text:style-name="T1">c;<text:line-break/></text:span></text:span>qui secundum naturam est, reperitur. Aliae typicos die-<text:line-break/>rum motus servantes, tertio quoque ; aliae typorum maxime<text:line-break/>expertes ;siugusis. Quae igitur typicos dierum motus ser-<text:line-break/>vant, vel praeter horas consuetus anticipant, aut tardius<text:line-break/>remorantur : inordinatae autem fiunt etiam praeter motuum<text:line-break/>fpeciem; quare interdum praevertunt, interdum tardius<text:line-break/>redeunt; inordinate autem utraque, quod alias citra ordi-<text:line-break/>nem moveantur, estas consistant; nunquam vero ordinate,<text:line-break/>ubi a nullo prohibentur, manente dierum sigura lu pariicu-<text:line-break/>laribus solis inordinationibus. At typi prorsus expertes<text:line-break/>praeter omnes enumeratus modos , praeterque ordinem die- .<text:line-break/>rutu fiunt ; nonnullae quidem invadunt ctun nrdiciis , non-<text:line-break/>nullae omnino sunt inordinatae. Sed speciei differentias<text:line-break/>plures esse contingit Licet autum praedicto modo con-</text:p>
      <text:p text:style-name="P1">falerare et typorum prius enumeratorum proprietates ut<text:line-break/>libuerit complicare.</text:p>
      <text:h text:style-name="Heading_20_2" text:outline-level="2">Cap. v </text:h>
      <text:p text:style-name="P3">At duplicantirr ex typis primi dicti, ut<text:line-break/>quotidianus , tertianus , quartanus. Quotidianus igitur<text:line-break/>duplex est, qui fingusis diebus bis similiter accedit, susque<text:line-break/>remittit. Duo autem tertiani cum diversis accessionibus<text:line-break/>quotidie oborientibus tertio quoque die sibi ipsis occurrunt<text:line-break/>Quartani autem, cum uno die bono orto, subsequentibus<text:line-break/>duobus diebus febris accidit , figuris ; quae per quatuor ae-<text:line-break/>sumantur, in singulis invafionum horis servatis. At quo-<text:line-break/>tidianus tertiano implicatur, quum primus dies bis insultum<text:line-break/>experitur, ac his remittit, fequens semel, tertius rursus<text:line-break/>primo similiter. Quartanus vero quotidiano implicatur,<text:line-break/>quum primo sane die accessiones duae invadunt; sublaqueo-<text:line-break/>tibus duobus una ; quarto similiter duae. At implicantur<text:line-break/>inter fe mutuo quotidianus, tertianus et quartanas, quum<text:line-break/>primus dies tres habet invafioues ac totidem remissiones;</text:p>
      <text:p text:style-name="P1">fecundus unam ; tertius duas ; quartus tres ; quintus unam ;<text:line-break/>sextus duas ; septimus iterum tres ; ac reliqui eundem cum<text:line-break/>primis ordluem tuentur, ac altero modo typi coeunt, in<text:line-break/>eandemque figuram reducuntur. Implicatur autem tertia-<text:line-break/>nus quartano , quum primus dies duas inuasiones duasque<text:line-break/>remissiones infert; fecundus nullata prorsus ; tertius unam;<text:line-break/>ac quartus rursus similiter ; pari modo et reliqui subscquen-<text:line-break/>tes. lui plicantur autem tertianus, quartanus et quintanus,<text:line-break/>quum primo die accessionem fieri contigit, secundo remisi..<text:line-break/>lienem, ac rursus tertio tertianus et quarto quartanus, ac<text:line-break/>quinto pariscr semel. Jam alio quodam modo hujus typi<text:line-break/>insultus accidit, dum nihilominus in eundem ordinis typum<text:line-break/>tertianus cum <text:span text:style-name="Default_20_Paragraph_20_Font"><text:span text:style-name="T1">t</text:span></text:span>emitertiano complicatus incidit , sicut lu fuh-<text:line-break/>scriptione habet. .Haec primo die incepit vesperi cum ri-<text:line-break/>gore, ac mane soluta est, perseverarit autem usque ad sto-<text:line-break/>ram octavam; deinde induit accersio cum perfrictione, ac<text:line-break/>durat nocte subsequenti ac die usque ad horam octavam ;</text:p>
      <text:p text:style-name="P1">ruriusque remissi<text:span text:style-name="Default_20_Paragraph_20_Font"><text:span text:style-name="T1">o</text:span></text:span> comitatur, deinde in n<text:span text:style-name="Default_20_Paragraph_20_Font"><text:span text:style-name="T1">o</text:span></text:span>ctem iterum ac-<text:line-break/>cessio incipit cmn rigore , ac die iturum re<text:span text:style-name="Default_20_Paragraph_20_Font"><text:span text:style-name="T2">missi</text:span></text:span>o proportione<text:line-break/>similis , ac deinceps circulus similiter perficit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08:00Z</meta:creation-date>
    <dc:date>2023-01-12T09:09:49.030000000</dc:date>
    <meta:editing-cycles>3</meta:editing-cycles>
    <meta:editing-duration>PT57S</meta:editing-duration>
    <meta:document-statistic meta:table-count="0" meta:image-count="0" meta:object-count="0" meta:page-count="12" meta:paragraph-count="22" meta:word-count="1463" meta:character-count="10366" meta:non-whitespace-character-count="8919"/>
    <meta:template xlink:type="simple" xlink:actuate="onRequest" xlink:title="" xlink:href="Normal.dotm"/>
  </office:meta>
</office:document-meta>
</file>